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5"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6" style:family="paragraph" style:parent-style-name="Standard">
      <style:paragraph-properties fo:text-align="justify" style:justify-single-word="false"/>
      <style:text-properties fo:language="en" fo:country="CA"/>
    </style:style>
    <style:style style:name="P7" style:family="paragraph" style:parent-style-name="Standard" style:list-style-name="L1">
      <style:paragraph-properties fo:text-align="justify" style:justify-single-word="false"/>
      <style:text-properties fo:language="en" fo:country="CA"/>
    </style:style>
    <style:style style:name="P8" style:family="paragraph" style:parent-style-name="Standard" style:list-style-name="L2">
      <style:paragraph-properties fo:text-align="justify" style:justify-single-word="false"/>
      <style:text-properties fo:language="en" fo:country="CA"/>
    </style:style>
    <style:style style:name="P9" style:family="paragraph" style:parent-style-name="Standard" style:list-style-name="L3">
      <style:paragraph-properties fo:text-align="justify" style:justify-single-word="false"/>
      <style:text-properties fo:language="en" fo:country="CA"/>
    </style:style>
    <style:style style:name="P10" style:family="paragraph" style:parent-style-name="Standard">
      <style:paragraph-properties fo:text-align="justify" style:justify-single-word="false"/>
      <style:text-properties fo:language="en" fo:country="CA" style:text-underline-style="none"/>
    </style:style>
    <style:style style:name="P11" style:family="paragraph" style:parent-style-name="Standard" style:list-style-name="L2">
      <style:paragraph-properties fo:text-align="justify" style:justify-single-word="false"/>
      <style:text-properties fo:language="en" fo:country="CA" style:text-underline-style="none"/>
    </style:style>
    <style:style style:name="P12" style:family="paragraph" style:parent-style-name="Standard" style:list-style-name="L6">
      <style:paragraph-properties fo:margin-top="0cm" fo:margin-bottom="0.199cm" fo:text-align="justify" style:justify-single-word="false"/>
      <style:text-properties fo:language="en" fo:country="CA"/>
    </style:style>
    <style:style style:name="P13" style:family="paragraph" style:parent-style-name="Standard" style:list-style-name="L5">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Standard" style:list-style-name="L6">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style:font-name="Courier New"/>
    </style:style>
    <style:style style:name="T18" style:family="text">
      <style:text-properties style:font-name="Courier New" fo:font-weight="bold" style:font-weight-asian="bold" style:font-weight-complex="bold"/>
    </style:style>
    <style:style style:name="T19" style:family="text">
      <style:text-properties fo:color="#000000" style:font-name="Times New Roman" style:text-underline-style="none" fo:font-weight="normal" fo:background-color="transparent"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10/05/08, 10/07/20, 13/03/07</text:h>
      <text:h text:style-name="Heading_20_1" text:outline-level="1">Preamble</text:h>
      <text:p text:style-name="Standard"/>
      <text:p text:style-name="P1">The role of this simple praxis is to test transmission/reception capabilities of nodes operating in a group. The present version is just something to start with. <text:span text:style-name="T11">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5<text:tab/><text:tab/> <text:s text:c="5"/>8 </text:span><text:span text:style-name="T11"><text:s/></text:span><text:span text:style-name="T7">7 <text:tab/><text:tab/><text:tab/> 0</text:span></text:p>
      <text:p text:style-name="P5"><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formally, can be any number from 0 to 255. Bits 8-10 encode the initial setting of transmitter power (0 - 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4"><text:s text:c="4"/>Node: 19, NetId: F610, Channel: 6, XPower: 7, Powerup, Active</text:p>
      <text:p text:style-name="P4"><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l</text:span> (set packet parameters):</text:p>
      <text:p text:style-name="P2"/>
      <text:p text:style-name="P2"><text:tab/>l<text:span text:style-name="T3"> [mindel [maxdel [minpl [maxpl]]]]</text:span></text:p>
      <text:p text:style-name="P2"/>
      <text:p text:style-name="P2">All parameters (four unsigned numbers) are optional (the command without any argument is void). The command describes the parameters of "measurement packets" to be transmitted at prescribed intervals. The idea is that nodes receiving such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absolutely lowest limit is 256 milliseconds. Whatever values you specify, the praxis will try to sanitize them, i.e.,</text:p>
      <text:p text:style-name="P2"/>
      <text:list xml:id="list1684510513502911881" text:style-name="L1">
        <text:list-item>
          <text:p text:style-name="P7">If the specified minimum is less than 256, it will be set to 256.</text:p>
          <text:p text:style-name="P7"/>
        </text:list-item>
        <text:list-item>
          <text:p text:style-name="P7">If the specified maximum is less than the minimum, it will be set to the minimum. This also applies to the case when only the minimum is specified and the previous setting of the maximum turns out to be less than the new minimum.</text:p>
          <text:p text:style-name="P7"/>
        </text:list-item>
        <text:list-item>
          <text:p text:style-name="P7">There is no limit on the maximum interval other than 65535.</text:p>
        </text:list-item>
      </text:list>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 look into options.sys. Whatever you specify for the packet length, the praxis will make sure that the actually <text:soft-page-break/>assumed minimum is not less than the required minimum and that the assumed maximum is not less than the assumed minimum.</text:p>
      <text:p text:style-name="P2"/>
      <text:p text:style-name="P2">The layout of a measurement packet, which you don't have to know to run tests, is this (in words, starting from the very beginning):</text:p>
      <text:p text:style-name="P2"/>
      <text:p text:style-name="P2"><text:tab/>NID<text:tab/><text:tab/>Network ID (required by the driver)</text:p>
      <text:p text:style-name="P2"><text:tab/>RCV<text:tab/><text:tab/>zero (this is used to tell measurement packets from other packets)</text:p>
      <text:p text:style-name="P2"><text:tab/>SND<text:tab/><text:tab/>Node ID of the send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i.e., 4 in the present version) and can be changed at compilation. Thus, the minimum length of a measurement packet, in bytes, including the CRC, is 10 + 2 x <text:span text:style-name="T1">N</text:span>, where <text:span text:style-name="T1">N</text:span> is the number of sensors. This amounts to 18 in the present version. If your specified <text:span text:style-name="T1">minpl</text:span>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text:span text:style-name="T15">Command </text:span><text:span text:style-name="T10">s</text:span><text:span text:style-name="T15"> (send measurement packets):</text:span></text:p>
      <text:p text:style-name="P2"/>
      <text:p text:style-name="P2"><text:tab/>s<text:span text:style-name="T3"> [count [urgent]]</text:span></text:p>
      <text:p text:style-name="P2"/>
      <text:p text:style-name="P2">The first argument gives the number of packets to be sent. If zero (or absent), it means indefinitely. The second argument is the urgent flag. If nonzero, the packets will be sent with the urgent tag, which (assuming that the WOR option is compiled in) will cause them to be preceded by extra long preambles to wake up the receivers sleeping on WOR.</text:p>
      <text:p text:style-name="P2"/>
      <text:p text:style-name="P2">Whenever a node receives a measurement packet, it is supposed to count it. If this is the first time the node hears from this particular sender, it will create an entry for the sender with the initial count of 1. At present, a node can accommodate up to 8 different senders. This can be increased in principle, but the format of reports (that you can request from nodes remotely) restricts that population to 9 nodes (that much can fit into one packet). We will do something about it, if it turns out to be a serious limitation.</text:p>
      <text:p text:style-name="P2"/>
      <text:p text:style-name="P3">Command <text:span text:style-name="T3">q</text:span> (stopping transmission):</text:p>
      <text:p text:style-name="P2"><text:soft-page-break/></text:p>
      <text:p text:style-name="P2">The node's transmitter can be stopped (the node rendered inactive) with this command:</text:p>
      <text:p text:style-name="P2"/>
      <text:p text:style-name="P2"><text:tab/><text:span text:style-name="T3">q</text:span></text:p>
      <text:p text:style-name="P2"/>
      <text:p text:style-name="P2">It can also be used to stop (abort) a collection of PATABLE statistics in progress (see command <text:span text:style-name="T3">m</text:span> below).</text:p>
      <text:p text:style-name="P2"/>
      <text:p text:style-name="P3">Command <text:span text:style-name="T3">r</text:span> (measurement report):</text:p>
      <text:p text:style-name="P2"/>
      <text:p text:style-name="P2">By executing this command, you can obtain a report from the current node (this report will be written to UART):</text:p>
      <text:p text:style-name="P2"/>
      <text:p text:style-name="P2"><text:tab/><text:span text:style-name="T3">r </text:span><text:span text:style-name="T8">c</text:span></text:p>
      <text:p text:style-name="P2"/>
      <text:p text:style-name="P2">The argument is an optional number. If nonzero, the command will clear the counters after extracting them. </text:p>
      <text:p text:style-name="P2"/>
      <text:p text:style-name="P2">For example, you may see something this:</text:p>
      <text:p text:style-name="P2"/>
      <text:p text:style-name="P4"><text:tab/>Stats (local) ch = 0):</text:p>
      <text:p text:style-name="P4"><text:tab/>Mem: 4130 4051 78</text:p>
      <text:p text:style-name="P4"><text:tab/>Sent: 3576</text:p>
      <text:p text:style-name="P4"><text:tab/>Received from: 19: 2491</text:p>
      <text:p text:style-name="P4"><text:tab/>Received from: 20: 3387</text:p>
      <text:p text:style-name="P4"><text:tab/>Received from: 22: 831</text:p>
      <text:p text:style-name="P4"><text:tab/>Driver stats: 576, 573, 1311, 0, 0, 83</text:p>
      <text:p text:style-name="P4"><text:tab/>Ready:</text:p>
      <text:p text:style-name="P2"/>
      <text:p text:style-name="P2">The header lists the current channel number followed by the memory statistics: the current amount of free memory on the heap, the smallest amount registered so far, and the minimum unused portion of the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six numbers produced by querying the PHY with PHYSOPT_ERROR. They stand for, in this order:</text:p>
      <text:p text:style-name="P2"/>
      <text:list xml:id="list2869813721747760220" text:style-name="L2">
        <text:list-item>
          <text:p text:style-name="P8">The total number of activations of the receiver. This happens whenever the device thinks it perceives something looking like a packet. This counter wraps around at 64K. When that happens, the next counter is automatically zeroed out.</text:p>
          <text:p text:style-name="P8"/>
        </text:list-item>
        <text:list-item>
          <text:p text:style-name="P8">The total number of packets that have been correctly received and passed to TCV/VNETI. Note that this can never be more than the previous value. Also note that with hardware CRC and the AUTOFLUSH option on, the two values will always be the same.</text:p>
          <text:p text:style-name="P8"/>
        </text:list-item>
        <text:list-item>
          <text:p text:style-name="P11">The total number of packets submitted for transmission.</text:p>
          <text:p text:style-name="P8"/>
        </text:list-item>
        <text:list-item>
          <text:p text:style-name="P11">The total number of packets that were submitted for transmission and exceeded the limit on the <text:soft-page-break/>number of transmission attempts and were dropped.</text:p>
          <text:p text:style-name="P8"/>
        </text:list-item>
        <text:list-item>
          <text:p text:style-name="P8">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8"/>
        </text:list-item>
        <text:list-item>
          <text:p text:style-name="P8">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10">v</text:span><text:span text:style-name="T15"> (viewing received measurement packets):</text:span></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 19, L: 58, P: 7, R: 101, Q: 0, M: U, V: 2365, 234, 0, 1</text:span></text:p>
      <text:p text:style-name="P2"/>
      <text:p text:style-name="P2">The first number is the Node ID of the sender, the second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sensor values. All numbers are in decimal. Note that stuffed words filled with random contents are not displayed.</text:p>
      <text:p text:style-name="P2"/>
      <text:p text:style-name="P2"><text:span text:style-name="T15">Command </text:span><text:span text:style-name="T10">n</text:span><text:span text:style-name="T15"> (cancelling packet viewing):</text:span></text:p>
      <text:p text:style-name="P2"/>
      <text:p text:style-name="P2">The reports are cancelled with:</text:p>
      <text:p text:style-name="P2"/>
      <text:p text:style-name="P2"><text:tab/><text:span text:style-name="T3">n</text:span></text:p>
      <text:p text:style-name="P2"/>
      <text:p text:style-name="P2"><text:soft-page-break/><text:span text:style-name="T15">Command </text:span><text:span text:style-name="T10">d</text:span><text:span text:style-name="T15"> (putting the node in power-down mode):</text:span></text:p>
      <text:p text:style-name="P2"/>
      <text:p text:style-name="P2">This command:</text:p>
      <text:p text:style-name="P2"/>
      <text:p text:style-name="P2"><text:tab/><text:span text:style-name="T3">d</text:span></text:p>
      <text:p text:style-name="P2"/>
      <text:p text:style-name="P2">to put the node into power-down mode.</text:p>
      <text:p text:style-name="P2"/>
      <text:p text:style-name="P2"><text:span text:style-name="T15">Command </text:span><text:span text:style-name="T10">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10">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10">m</text:span><text:span text:style-name="T15"> (changing the contents of CC1100 registers):</text:span></text:p>
      <text:p text:style-name="P2"/>
      <text:p text:style-name="P2">When compiled properly [<text:span text:style-name="T13">#define RADIO_OPTIONS ( ... + 0x40 ...)</text:span>], the CC1100 driver allows you to specify an argument to PHYSOPT_RESET viewed as a list of pairs: register number, new value. This way the praxis can modify (in principle any) writable registers of the chip. With this command:</text:p>
      <text:p text:style-name="P2"/>
      <text:p text:style-name="P2"><text:tab/><text:span text:style-name="T3">m </text:span><text:span text:style-name="T8">reg1 val1 ... regn val4</text:span></text:p>
      <text:p text:style-name="P2"/>
      <text:p text:style-name="P2">you can modify the contents of the indicated registers. The arguments are byte-sized hexadecimal values. Their total number must be even. The first value gives the register number, the second its new content. An empty argument list removes the supplementary definitions. </text:p>
      <text:p text:style-name="P2"><text:span text:style-name="T15"/></text:p>
      <text:p text:style-name="P3">Command P (repeating a command periodically):</text:p>
      <text:p text:style-name="P2"/>
      <text:p text:style-name="P2">This command:</text:p>
      <text:p text:style-name="P2"/>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
      <text:p text:style-name="P2">will produce a report every minute and zero out the counters. At most one <text:span text:style-name="T3">P</text:span> can be active at a time. <text:soft-page-break/>This command:</text:p>
      <text:p text:style-name="P2"/>
      <text:p text:style-name="P2"><text:tab/><text:span text:style-name="T3">Q</text:span></text:p>
      <text:p text:style-name="P2"/>
      <text:p text:style-name="P2">cancels the last <text:span text:style-name="T3">P</text:span>.</text:p>
      <text:p text:style-name="P2"/>
      <text:p text:style-name="P2"/>
      <text:p text:style-name="P3">Commands <text:span text:style-name="T3">f</text:span> and <text:span text:style-name="T3">g</text:span> (switching the receiver off and on):</text:p>
      <text:p text:style-name="P2"/>
      <text:p text:style-name="P2">This command:</text:p>
      <text:p text:style-name="P2"/>
      <text:p text:style-name="P2"><text:tab/><text:span text:style-name="T3">f [wor]</text:span></text:p>
      <text:p text:style-name="P2"/>
      <text:p text:style-name="P2">when issued without an argument or with zero, switches off the node's receiver (rendering the node dumb to measurement packets and remote commands – see below). The node can still transmit, though. If the argument is nonzero, the command puts the node into WOR mode. The <text:span text:style-name="T3">f</text:span> command cannot be issued remotely (see below).</text:p>
      <text:p text:style-name="P2"/>
      <text:p text:style-name="P2">You can switch on the receiver back on (and also exit the WOR mode) with:</text:p>
      <text:p text:style-name="P2"/>
      <text:p text:style-name="P2"><text:tab/><text:span text:style-name="T3">g</text:span></text:p>
      <text:p text:style-name="P2"/>
      <text:p text:style-name="P2"><text:span text:style-name="T15">Command w (modifying WOR parameters):</text:span></text:p>
      <text:p text:style-name="P2"><text:span text:style-name="T15"/></text:p>
      <text:p text:style-name="P10"><text:tab/>w<text:span text:style-name="T3"> [pre [idle [evt0 [rxtime [pqt [rssit [evt1]]]]]]]</text:span></text:p>
      <text:p text:style-name="P2"/>
      <text:p text:style-name="P2">When compiled with the WOR option [<text:span text:style-name="T14">#define RADIO_WOR_MODE 1 </text:span><text:span text:style-name="T16">and</text:span><text:span text:style-name="T14"> </text:span><text:span text:style-name="T13">#define RADIO_OPTIONS ( ... + 0x20 ...)</text:span>], the CC1100 driver allows you to issue a PHYSOPT_SETPARAMS request to modify WOR parameters. A missing parameter resumes its default value, in particular <text:span text:style-name="T3">w</text:span> without any arguments reverts WOR to its default settings. The arguments are byte-sized values interpreted as (in this order):</text:p>
      <text:p text:style-name="P2"/>
      <text:list xml:id="list6428667110655229851" text:style-name="L5">
        <text:list-header>
          <text:p text:style-name="P13">RADIO_WOR_PREAMBLE_TIME <text:s/>rounded to full seconds (e.g., 5 → 5120)</text:p>
        </text:list-header>
      </text:list>
      <text:list xml:id="list7887342444592290456" text:style-name="L6">
        <text:list-header>
          <text:p text:style-name="P14">RADIO_WOR_IDLE_TIMEOUT rounded to full seconds.</text:p>
          <text:p text:style-name="P14">WOR_EVT0_TIME</text:p>
          <text:p text:style-name="P14">WOR_RX_TIME</text:p>
          <text:p text:style-name="P14">WOR_PQ_THR</text:p>
          <text:p text:style-name="P14">WOR_RSSI_THR</text:p>
          <text:p text:style-name="P12"><text:span text:style-name="T19">WOR_EVT1_TIME</text:span></text:p>
        </text:list-header>
      </text:list>
      <text:p text:style-name="P2"><text:span text:style-name="T15"/></text:p>
      <text:p text:style-name="P2"><text:span text:style-name="T15">Command </text:span><text:span text:style-name="T10">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text:soft-page-break/></text:p>
      <text:p text:style-name="P2">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PA: 00</text:span><text:span text:style-name="T8">xx</text:span><text:span text:style-name="T3">, </text:span><text:span text:style-name="T8">rrr</text:span><text:span text:style-name="T3">, </text:span><text:span text:style-name="T8">cc</text:span></text:p>
      <text:p text:style-name="P2"/>
      <text:p text:style-name="P2">where <text:span text:style-name="T8">xx</text:span> is the PATABLE setting in hexadecimal, <text:span text:style-name="T8">rrr</text:span> is the averaged RSSI reading, and <text:span text:style-name="T9">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16 retries). </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10">S</text:span><text:span text:style-name="T15">):</text:span></text:p>
      <text:p text:style-name="P2"/>
      <text:p text:style-name="P2">The interesting bit is that you can issue practically any of the above commands addressing it to a 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4"><text:tab/>S 19 s 512 4096 44 58</text:p>
      <text:p text:style-name="P4"><text:tab/>S 23 d<text:tab/><text:tab/><text:tab/><text:tab/><text:span text:style-name="T12">[putting node 23 into power-down mode]</text:span></text:p>
      <text:p text:style-name="P4"><text:tab/>S 19 q</text:p>
      <text:p text:style-name="P4"><text:tab/>S 25 p 6</text:p>
      <text:p text:style-name="P4"><text:tab/>S 21 m 1C 01 24 1F</text:p>
      <text:p text:style-name="P4"><text:tab/>S 24 v</text:p>
      <text:p text:style-name="P2"/>
      <text:p text:style-name="P2">The last one may make little sense, as the reports about received packets will be shown on the target node's UART, but is legit. You can also say something like this:</text:p>
      <text:p text:style-name="P2"><text:soft-page-break/></text:p>
      <text:p text:style-name="P2"><text:tab/><text:span text:style-name="T3">S 19 S 24 s 1024 1024 56 60</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9 characters. BTW: the maximum length of a line entered from UART is 80 characters (excluding CR/LF).</text:p>
      <text:p text:style-name="P2"/>
      <text:p text:style-name="P2">Having received a command, the recipient responds with an ACK, which, in particular, gives some indication of success/failure. For example, you may see something like this:</text:p>
      <text:p text:style-name="P2"/>
      <text:p text:style-name="P4"><text:tab/>Ready:</text:p>
      <text:p text:style-name="P4"><text:tab/>S 19 d</text:p>
      <text:p text:style-name="P4"><text:tab/>Ready:</text:p>
      <text:p text:style-name="P4"><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something like this:</text:p>
      <text:p text:style-name="P2"/>
      <text:p text:style-name="P4"><text:tab/>Ready:</text:p>
      <text:p text:style-name="P4"><text:tab/>S 233 d</text:p>
      <text:p text:style-name="P4"><text:tab/>Ready:</text:p>
      <text:p text:style-name="P4"><text:tab/>Timeout reaching 233</text:p>
      <text:p text:style-name="P2"/>
      <text:p text:style-name="P2">A reply looks like the original command packet up to and including the SER field, with the command 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text:soft-page-break/></text:p>
      <text:p text:style-name="P2">I may make this message more friendly later. Here is the list of numerical error codes:</text:p>
      <text:p text:style-name="P2"/>
      <text:list xml:id="list5946413765162080867" text:style-name="L3">
        <text:list-item>
          <text:p text:style-name="P9">formal error (probably cannot happen)</text:p>
        </text:list-item>
        <text:list-item>
          <text:p text:style-name="P9">no memory to acquire packet</text:p>
        </text:list-item>
        <text:list-item>
          <text:p text:style-name="P9">node busy with a previous command</text:p>
        </text:list-item>
        <text:list-item>
          <text:p text:style-name="P9">command syntax error</text:p>
        </text:list-item>
        <text:list-item>
          <text:p text:style-name="P9">node out of memory (umalloc failure)</text:p>
        </text:list-item>
        <text:list-item>
          <text:p text:style-name="P9">no room to run more threads</text:p>
        </text:list-item>
        <text:list-item>
          <text:p text:style-name="P9">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4"><text:tab/>Ready:</text:p>
      <text:p text:style-name="P4"><text:tab/>OK from 19:</text:p>
      <text:p text:style-name="P4"><text:tab/>Stats of node 19:</text:p>
      <text:p text:style-name="P4"><text:tab/>Sent: 2108</text:p>
      <text:p text:style-name="P4"><text:tab/>Received from 17: 3908</text:p>
      <text:p text:style-name="P4"><text:tab/>Received from 18: 2201</text:p>
      <text:p text:style-name="P4"><text:tab/>Driver stats: 6001, 4, 2, 1</text:p>
      <text:p text:style-name="P2"/>
      <text:p text:style-name="P2">This way you can conveniently collect all reports from one place.</text:p>
      <text:p text:style-name="P2"/>
      <text:p text:style-name="P2">Please note that the range of packet counters is 65535. There is little sense, e.g., to leave an overnight experiment when a single node can transmit more than 64K packets (but you should be fine with, say, 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When sent remotely, the command will receive no acknowledgement (the sender will signal a timeout), which is normal.</text:p>
      <text:p text:style-name="P2"/>
      <text:p text:style-name="P3">A sample experiment:</text:p>
      <text:p text:style-name="P1"/>
      <text:p text:style-name="P2">Compile the praxis:</text:p>
      <text:p text:style-name="P2"><text:soft-page-break/></text:p>
      <text:p text:style-name="P4"><text:tab/>cd PICOS/PicOS/Apps/VUEE/RFTEST</text:p>
      <text:p text:style-name="P4"><text:tab/>mkmk WARSAW_ILS</text:p>
      <text:p text:style-name="P4"><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text:p text:style-name="P2"/>
      <text:p text:style-name="P2">Here is how you can try to find a good PATABLE setting for your frequency. Execute:</text:p>
      <text:p text:style-name="P2"/>
      <text:p text:style-name="P2"><text:tab/><text:span text:style-name="T3">v</text:span></text:p>
      <text:p text:style-name="P2"/>
      <text:p text:style-name="P2">which will allow you to see all received packets, including their RSSI. Then select zero power level on some other node, e.g.,</text:p>
      <text:p text:style-name="P2"/>
      <text:p text:style-name="P2"><text:tab/><text:span text:style-name="T3">S 2 p 0</text:span></text:p>
      <text:p text:style-name="P2"/>
      <text:p text:style-name="P2">This selects (for node 2) the first (number zero) entry from PATABLE whose formal location (register number is <text:span text:style-name="T14">0x3E</text:span>. Start periodic transmissions on node 2, e.g.,</text:p>
      <text:p text:style-name="P2"/>
      <text:p text:style-name="P2"><text:tab/><text:span text:style-name="T3">S 2 s 1024</text:span></text:p>
      <text:p text:style-name="P2"/>
      <text:p text:style-name="P2">and inspect the RSSI readings of the received packets. Be executing:</text:p>
      <text:p text:style-name="P2"/>
      <text:p text:style-name="P2"><text:tab/><text:span text:style-name="T3">S 2 m 3E 1F</text:span></text:p>
      <text:p text:style-name="P2"/>
      <text:p text:style-name="P2">you change the effective PATABLE entry to <text:span text:style-name="T14">0x1F</text:span> (note that both values are in hex), which should <text:soft-page-break/>affect the RSSI readings from node 2. You can try any value from <text:span text:style-name="T14">00</text:span> to <text:span text:style-name="T14">FF</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3-07T22:55:42.10</dc:date>
    <meta:editing-duration>PT14H44M17S</meta:editing-duration>
    <meta:editing-cycles>83</meta:editing-cycles>
    <meta:generator>OpenOffice.org/3.4.1$Win32 OpenOffice.org_project/341m1$Build-9593</meta:generator>
    <dc:creator>Pawel Gburzynski</dc:creator>
    <meta:document-statistic meta:table-count="0" meta:image-count="0" meta:object-count="4" meta:page-count="12" meta:paragraph-count="226" meta:word-count="3685" meta:character-count="21110"/>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